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3cm" style:rel-column-width="10013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111cm" style:rel-column-width="7282*"/>
    </style:style>
    <style:style style:name="Tabella1.D" style:family="table-column">
      <style:table-column-properties style:column-width="2.806cm" style:rel-column-width="9679*"/>
    </style:style>
    <style:style style:name="Tabella1.E" style:family="table-column">
      <style:table-column-properties style:column-width="2.302cm" style:rel-column-width="7939*"/>
    </style:style>
    <style:style style:name="Tabella1.F" style:family="table-column">
      <style:table-column-properties style:column-width="3.893cm" style:rel-column-width="134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1142c3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Text_20_body">
      <style:paragraph-properties fo:margin-left="0cm" fo:margin-right="0cm" fo:line-height="150%" fo:text-align="center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Header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rsid="007771e8" officeooo:paragraph-rsid="00d871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10ea62e" style:font-size-asian="12pt" style:font-size-complex="12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1"/>
          </table:table-cell>
          <table:table-cell table:style-name="Tabella3.C1" table:number-rows-spanned="4" table:number-columns-spanned="2" office:value-type="string">
            <text:p text:style-name="P21"><text:span text:style-name="T8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formatLang(o.minimum_planned_date, date=True)&gt;</text:placeholder></text:p>
          </table:table-cell>
          <table:table-cell table:style-name="Tabella3.B2" office:value-type="string">
            <text:p text:style-name="P4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6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33"/>
          </table:table-cell>
          <table:table-cell table:style-name="Tabella3.B4" office:value-type="string">
            <text:p text:style-name="P35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44">DATA</text:p>
          </table:table-cell>
          <table:table-cell table:style-name="Tabella3.C1" office:value-type="string">
            <text:p text:style-name="P22"/>
          </table:table-cell>
          <table:table-cell table:style-name="Tabella3.C1" table:number-rows-spanned="2" office:value-type="string">
            <text:p text:style-name="P22"><text:span text:style-name="T7"><text:placeholder text:placeholder-type="text">&lt;o.partner_id.zip&gt;</text:placeholder></text:span><text:span text:style-name="T7"><text:s/></text:span><text:span text:style-name="T7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7"><text:placeholder text:placeholder-type="text">&lt;o.delivery_note&gt;</text:placeholder></text:p>
          </table:table-cell>
          <table:table-cell table:style-name="Tabella3.B6" office:value-type="string">
            <text:p text:style-name="P42"><text:placeholder text:placeholder-type="text">&lt;formatLang(o.date_order, date=True)&gt;</text:placeholder></text:p>
          </table:table-cell>
          <table:table-cell table:style-name="Tabella3.C1" office:value-type="string">
            <text:p text:style-name="P48"/>
          </table:table-cell>
          <table:covered-table-cell/>
          <table:covered-table-cell/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49">ART<text:span text:style-name="T9">ICOLO<text:line-break/>ARTICLE</text:span></text:p>
            </table:table-cell>
            <table:table-cell table:style-name="Tabella1.A1" office:value-type="string">
              <text:p text:style-name="P65">DESCRIZIONE <text:line-break/>DESCRIPTION</text:p>
            </table:table-cell>
            <table:table-cell table:style-name="Tabella1.C1" office:value-type="string">
              <text:p text:style-name="P50">COLORE <text:line-break/>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F1" office:value-type="string">
              <text:p text:style-name="P51"/>
              <text:p text:style-name="P55">CONSEGNA <text:line-break/> DELIVERY DATE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6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6" office:value-type="string">
            <text:p text:style-name="P67"><text:placeholder text:placeholder-type="text">&lt;o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5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29"><text:placeholder text:placeholder-type="text">&lt;l.product_id.default_code or ''&gt;</text:placeholder></text:p>
            <text:p text:style-name="P32"><draw:frame draw:style-name="fr2" draw:name="image: barcode(l.product_id.ean13, 'ean13')" text:anchor-type="as-char" svg:width="2.806cm" style:rel-width="100%" svg:height="1cm" style:rel-height="scale-min" draw:z-index="1"><draw:text-box><text:p text:style-name="P17"/></draw:text-box></draw:frame></text:p>
          </table:table-cell>
          <table:table-cell table:style-name="Tabella1.B6" table:number-columns-spanned="2" office:value-type="string">
            <text:p text:style-name="P28"><text:placeholder text:placeholder-type="text">&lt;"%s\n" % l.text_note_pre if l.text_note_pre else  ''&gt;</text:placeholder><text:placeholder text:placeholder-type="text">&lt;(l.name or '').strip()&gt;</text:placeholder><text:placeholder text:placeholder-type="text">&lt;("\n%s" % l.text_note_post.strip()) if l.text_note_post else ''&gt;</text:placeholder><text:span text:style-name="T10"><text:placeholder text:placeholder-type="text">&lt;'\n%s' % l.product_id.colour if l.product_id.colour else ''&gt;</text:placeholder></text:span><text:span text:style-name="T10"><text:placeholder text:placeholder-type="text">&lt;'\n%s' % l.product_id.fsc_certified_id.name if l.product_id.fsc_certified_id else ''&gt;</text:placeholder></text:span><text:span text:style-name="T10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27"><text:s/><text:placeholder text:placeholder-type="text">&lt;l.product_uom.name&gt;</text:placeholder></text:p>
          </table:table-cell>
          <table:table-cell table:style-name="Tabella1.E6" office:value-type="string">
            <text:p text:style-name="P2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25"/>
            <text:p text:style-name="P26"><text:placeholder text:placeholder-type="text">&lt;formatLang(l.date_planned, date=True) if l.date_planned else ''&gt;</text:placeholder></text:p>
          </table:table-cell>
        </table:table-row>
        <table:table-row table:style-name="Tabella1.2">
          <table:table-cell table:style-name="Tabella1.A7" table:number-columns-spanned="6" office:value-type="string">
            <text:p text:style-name="P5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6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6" office:value-type="string">
            <text:p text:style-name="P64"><text:placeholder text:placeholder-type="text">&lt;o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4">SPEDIZIONE A MEZZO</text:p>
          </table:table-cell>
          <table:table-cell table:style-name="Tabella4.A1" office:value-type="string">
            <text:p text:style-name="P59">PAGAMENTO</text:p>
          </table:table-cell>
          <table:table-cell table:style-name="Tabella4.C1" table:number-rows-spanned="4" office:value-type="string">
            <text:p text:style-name="P37"/>
          </table:table-cell>
          <table:table-cell table:style-name="Tabella4.D1" office:value-type="string">
            <text:p text:style-name="P58"/>
          </table:table-cell>
        </table:table-row>
        <table:table-row table:style-name="Tabella4.2">
          <table:table-cell table:style-name="Tabella4.A2" office:value-type="string">
            <text:p text:style-name="P31"><text:placeholder text:placeholder-type="text">&lt;o.transportation_method_id.name&gt;</text:placeholder></text:p>
          </table:table-cell>
          <table:table-cell table:style-name="Tabella4.B2" office:value-type="string">
            <text:p text:style-name="P30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47"/>
          </table:table-cell>
        </table:table-row>
        <table:table-row table:style-name="Tabella4.3">
          <table:table-cell table:style-name="Tabella4.A1" office:value-type="string">
            <text:p text:style-name="P59">PORTO</text:p>
          </table:table-cell>
          <table:table-cell table:style-name="Tabella4.A1" office:value-type="string">
            <text:p text:style-name="P61">APPOGGIO BANCARIO</text:p>
          </table:table-cell>
          <table:covered-table-cell/>
          <table:table-cell table:style-name="Tabella4.A1" office:value-type="string">
            <text:p text:style-name="P60">TOTALE</text:p>
          </table:table-cell>
        </table:table-row>
        <table:table-row table:style-name="Tabella4.4">
          <table:table-cell table:style-name="Tabella4.A2" office:value-type="string">
            <text:p text:style-name="P31"><text:placeholder text:placeholder-type="text">&lt;o.carriage_condition_id.name&gt;</text:placeholder></text:p>
          </table:table-cell>
          <table:table-cell table:style-name="Tabella4.A2" office:value-type="string">
            <text:p text:style-name="P31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8"/>
          </table:table-cell>
        </table:table-row>
      </table:table>
      <text:p text:style-name="P46"/>
      <text:p text:style-name="P45"><text:span text:style-name="T12">SI PREGA NOTARE CHE </text:span><text:span text:style-name="T11">TUTTI I PRODOTTI DEVONO TASSATIVAMENTE ESSERE </text:span><text:soft-page-break/><text:span text:style-name="T11">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2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<text:s/>- </text:span><text:span text:style-name="MT2"><text:placeholder text:placeholder-type="text">&lt;company.zip&gt;</text:placeholder></text:span><text:span text:style-name="MT2"><text:s/></text:span><text:span text:style-name="MT2"><text:placeholder text:placeholder-type="text">&lt;company.city&gt;</text:placeholder></text:span><text:span text:style-name="MT2"><text:s/>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<text:s/>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10-03T10:44:50.517120898</dc:date>
    <meta:editing-duration>P6DT5H13M4S</meta:editing-duration>
    <meta:editing-cycles>814</meta:editing-cycles>
    <meta:generator>LibreOffice/6.0.7.3$Linux_x86 LibreOffice_project/00m0$Build-3</meta:generator>
    <meta:document-statistic meta:table-count="4" meta:image-count="0" meta:object-count="0" meta:page-count="2" meta:paragraph-count="57" meta:word-count="219" meta:character-count="2079" meta:non-whitespace-character-count="1911"/>
    <meta:user-defined meta:name="Info 1"/>
    <meta:user-defined meta:name="Info 2"/>
    <meta:user-defined meta:name="Info 3"/>
    <meta:user-defined meta:name="Info 4"/>
  </office:meta>
</office:document-meta>
</file>